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Lucidasans1" svg:font-family="Lucidasans"/>
    <style:font-face style:name="Courier 10 Pitch" svg:font-family="'Courier 10 Pitch'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officeooo:paragraph-rsid="00115905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officeooo:paragraph-rsid="00130ab0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officeooo:paragraph-rsid="00137170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officeooo:paragraph-rsid="0014e3ac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officeooo:paragraph-rsid="001657d3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officeooo:paragraph-rsid="00130ab0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officeooo:paragraph-rsid="001657d3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1159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ize-asian="8.75pt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ize-asian="8.75pt" style:font-style-asian="italic" style:font-style-complex="italic"/>
    </style:style>
    <style:style style:name="T7" style:family="text">
      <style:text-properties style:font-size-asian="8.75pt"/>
    </style:style>
    <style:style style:name="T8" style:family="text"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text:bullet-char="•">
        <style:list-level-properties text:space-before="0.1965in" text:min-label-width="0.1965in"/>
        <style:text-properties style:font-name="StarSymbol1"/>
      </text:list-level-style-bullet>
      <text:list-level-style-bullet text:level="3" text:style-name="Bullet_20_Symbols" text:bullet-char="•">
        <style:list-level-properties text:space-before="0.3933in" text:min-label-width="0.1965in"/>
        <style:text-properties style:font-name="StarSymbol1"/>
      </text:list-level-style-bullet>
      <text:list-level-style-bullet text:level="4" text:style-name="Bullet_20_Symbols" text:bullet-char="•">
        <style:list-level-properties text:space-before="0.5898in" text:min-label-width="0.1965in"/>
        <style:text-properties style:font-name="StarSymbol1"/>
      </text:list-level-style-bullet>
      <text:list-level-style-bullet text:level="5" text:style-name="Bullet_20_Symbols" text:bullet-char="•">
        <style:list-level-properties text:space-before="0.7862in" text:min-label-width="0.1965in"/>
        <style:text-properties style:font-name="StarSymbol1"/>
      </text:list-level-style-bullet>
      <text:list-level-style-bullet text:level="6" text:style-name="Bullet_20_Symbols" text:bullet-char="•">
        <style:list-level-properties text:space-before="0.9827in" text:min-label-width="0.1965in"/>
        <style:text-properties style:font-name="StarSymbol1"/>
      </text:list-level-style-bullet>
      <text:list-level-style-bullet text:level="7" text:style-name="Bullet_20_Symbols" text:bullet-char="•">
        <style:list-level-properties text:space-before="1.1791in" text:min-label-width="0.1965in"/>
        <style:text-properties style:font-name="StarSymbol1"/>
      </text:list-level-style-bullet>
      <text:list-level-style-bullet text:level="8" text:style-name="Bullet_20_Symbols" text:bullet-char="•">
        <style:list-level-properties text:space-before="1.3756in" text:min-label-width="0.1965in"/>
        <style:text-properties style:font-name="StarSymbol1"/>
      </text:list-level-style-bullet>
      <text:list-level-style-bullet text:level="9" text:style-name="Bullet_20_Symbols" text:bullet-char="•">
        <style:list-level-properties text:space-before="1.5724in" text:min-label-width="0.1965in"/>
        <style:text-properties style:font-name="StarSymbol1"/>
      </text:list-level-style-bullet>
      <text:list-level-style-bullet text:level="10" text:style-name="Bullet_20_Symbols" text:bullet-char="•">
        <style:list-level-properties text:space-before="1.7689in" text:min-label-width="0.196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vel Systems</text:p>
      <text:p text:style-name="P2">APPLICATION NOTE 009</text:p>
      <text:p text:style-name="P2">Configuring Rivendell's Cue Output on Axia Element Consoles</text:p>
      <text:p text:style-name="P3"/>
      <text:p text:style-name="P4">SCOPE</text:p>
      <text:p text:style-name="P5">This application note details the procedures for configuring Rivendell's 'Cue' output to work with the 'External Preview' function on an Axia Element console.</text:p>
      <text:p text:style-name="P6"/>
      <text:p text:style-name="P6">PREREQUISITES</text:p>
      <text:list xml:id="list6453081419109110658" text:style-name="L1">
        <text:list-item>
          <text:p text:style-name="P8">An Axia Element console (both PowerStation and StudioEngine based).</text:p>
        </text:list-item>
        <text:list-item>
          <text:p text:style-name="P8">Rivendell v2.5.5 or later, utilizing the LiveWire AoIP driver or AudioScience ASI6x85 adapter.</text:p>
        </text:list-item>
      </text:list>
      <text:p text:style-name="P7"/>
      <text:p text:style-name="P6">OVERVIEW</text:p>
      <text:p text:style-name="P6"><text:span text:style-name="T1">GPIO lines in LiveWire are organized into </text:span><text:span text:style-name="T5">bundles</text:span><text:span text:style-name="T1"> of five lines, with each bundle being associated with a particular LiveWire source number. <text:s/>The specific function of each line within a bundle varies depending upon the type of device being controlled. <text:s/>A set of tables breaking down the line functions can be found in the manual for each LiveWire-compliant console. </text:span></text:p>
      <text:p text:style-name="P7"/>
      <text:p text:style-name="P6">PROCEDURE</text:p>
      <text:list xml:id="list8854954528346696453" text:style-name="L2">
        <text:list-item>
          <text:p text:style-name="P18"><text:span text:style-name="T8">Configure External Preview on one or more Element show profiles</text:span></text:p>
          <text:list>
            <text:list-item>
              <text:p text:style-name="P9">Open a web browser and enter the IP address of the Element Power Supply / PowerStation unit</text:p>
            </text:list-item>
            <text:list-item>
              <text:p text:style-name="P9">Create a Source Profile for the LiveWire source to be used for Rivendell Cue output of type <text:span text:style-name="T4">Computer Player</text:span>.</text:p>
            </text:list-item>
            <text:list-item>
              <text:p text:style-name="P9">Go to the Show Profiles section and select the desire show profile, the click the <text:span text:style-name="T2">Monitor section</text:span> link.</text:p>
            </text:list-item>
            <text:list-item>
              <text:p text:style-name="P9">In the <text:span text:style-name="T2">General Monitor </text:span>Settings section, set the <text:span text:style-name="T2">Source ID for EXTERNAL preview</text:span> dropdown list to the source profile created for Rivendell Cue.</text:p>
            </text:list-item>
            <text:list-item>
              <text:p text:style-name="P9">In the <text:span text:style-name="T2">Control Room Monitor Options</text:span> section, note the value of the <text:span text:style-name="T2">GPIO Channel for CR Monitor</text:span> setting.</text:p>
            </text:list-item>
            <text:list-item>
              <text:p text:style-name="P13">Repeat above procedure for other desired show profiles.</text:p>
            </text:list-item>
            <text:list-item>
              <text:p text:style-name="P13">Reload any modified show profile on the Element.</text:p>
            </text:list-item>
          </text:list>
        </text:list-item>
        <text:list-item>
          <text:p text:style-name="P11">Configure Virtual GPIO (ASI6x85 card)</text:p>
          <text:list>
            <text:list-item>
              <text:p text:style-name="P11"><text:span text:style-name="T7">Open a web browser and enter the IP address of the ASI6x85 card.</text:span></text:p>
            </text:list-item>
            <text:list-item>
              <text:p text:style-name="P11"><text:span text:style-name="T7">Click the </text:span><text:span text:style-name="T3">GPIO</text:span><text:span text:style-name="T7"> link to open the Virtual GPIO Configuration screen.</text:span></text:p>
            </text:list-item>
            <text:list-item>
              <text:p text:style-name="P11"><text:span text:style-name="T7">Choose an unused line in the Ports table and enter the GPIO Channel for CR Monitor setting from the Element profile noted above (step 1-5) in the </text:span><text:span text:style-name="T3">Channel</text:span><text:span text:style-name="T7"> column. <text:s/>Enter </text:span><text:span text:style-name="T6">Element CR Monitor</text:span><text:span text:style-name="T7"> in the </text:span><text:span text:style-name="T3">Name</text:span><text:span text:style-name="T7"> column. <text:s/>Make a note of the row number.</text:span></text:p>
            </text:list-item>
            <text:list-item>
              <text:p text:style-name="P12"><text:span text:style-name="T7">Touch </text:span><text:span text:style-name="T3">Apply</text:span><text:span text:style-name="T7">.</text:span></text:p>
            </text:list-item>
          </text:list>
        </text:list-item>
        <text:list-item>
          <text:p text:style-name="P12"><text:span text:style-name="T7">Configure Virtual GPIO (LiveWire AoIP Driver)</text:span></text:p>
          <text:list>
            <text:list-item>
              <text:p text:style-name="P12"><text:span text:style-name="T7">Open the driver configuration.</text:span></text:p>
            </text:list-item>
            <text:list-item>
              <text:p text:style-name="P12"><text:span text:style-name="T7">In the </text:span><text:span text:style-name="T3">Destinations</text:span><text:span text:style-name="T7"> section, set one of the </text:span><text:span text:style-name="T3">GPO</text:span><text:span text:style-name="T7"> controls to the GPIO Channel for CR Monitor setting from the Element profile noted above (step 1-5). <text:s/>Make a note of the row number.</text:span></text:p>
            </text:list-item>
            <text:list-item>
              <text:p text:style-name="P12"><text:span text:style-name="T7">Touch </text:span><text:span text:style-name="T3">Save</text:span><text:span text:style-name="T7">.</text:span></text:p>
            </text:list-item>
          </text:list>
        </text:list-item>
        <text:list-item>
          <text:p text:style-name="P10">Configure GPIO driver in Rivendell</text:p>
          <text:list>
            <text:list-item>
              <text:p text:style-name="P10">Open RDAdmin-&gt;ManageHosts-&gt;[host-name]-&gt;Switchers/GPIO.</text:p>
            </text:list-item>
            <text:list-item>
              <text:p text:style-name="P10">Touch <text:span text:style-name="T3">Add</text:span></text:p>
            </text:list-item>
            <text:list-item>
              <text:p text:style-name="P10"><text:span text:style-name="T7">Make a note of the new matrix number.</text:span></text:p>
            </text:list-item>
            <text:list-item>
              <text:p text:style-name="P10"><text:span text:style-name="T7">In the </text:span><text:span text:style-name="T3">Switcher Type</text:span><text:span text:style-name="T7"> dropdown list, select </text:span><text:span text:style-name="T6">LiveWire LWRP GPIO</text:span><text:span text:style-name="T7">.</text:span></text:p>
            </text:list-item>
            <text:list-item>
              <text:p text:style-name="P10"><text:span text:style-name="T7">Touch </text:span><text:span text:style-name="T3">OK</text:span><text:span text:style-name="T7"> to open the Edit Switcher dialog.</text:span></text:p>
            </text:list-item>
            <text:list-item>
              <text:p text:style-name="P10"><text:soft-page-break/><text:span text:style-name="T7">Enter the address of the ASI6x85 card or the multicast interface address of the LiveWire AoIP driver in the </text:span><text:span text:style-name="T3">IP Address</text:span><text:span text:style-name="T7"> field, and select </text:span><text:span text:style-name="T6">V</text:span><text:span text:style-name="T7"> in the </text:span><text:span text:style-name="T3">Layer</text:span><text:span text:style-name="T7"> dropdown list, then touch </text:span><text:span text:style-name="T3">OK</text:span><text:span text:style-name="T7">.</text:span></text:p>
            </text:list-item>
            <text:list-item>
              <text:p text:style-name="P10"><text:span text:style-name="T7">Close RDAdmin.</text:span></text:p>
            </text:list-item>
          </text:list>
        </text:list-item>
        <text:list-item>
          <text:p text:style-name="P13"><text:span text:style-name="T7">Create Macro Carts in Rivendell</text:span></text:p>
          <text:list>
            <text:list-item>
              <text:p text:style-name="P13"><text:span text:style-name="T7">Open RDLibrary, then touch </text:span><text:span text:style-name="T3">Add.</text:span><text:span text:style-name="T7"> <text:s/>Select </text:span><text:span text:style-name="T6">Macro</text:span><text:span text:style-name="T7"> for </text:span><text:span text:style-name="T3">New Cart Type</text:span><text:span text:style-name="T7"> and </text:span><text:span text:style-name="T6">Element Preview On</text:span><text:span text:style-name="T7"> for </text:span><text:span text:style-name="T3">New Cart </text:span><text:span text:style-name="T7">Title and then touch </text:span><text:span text:style-name="T3">OK.</text:span></text:p>
            </text:list-item>
            <text:list-item>
              <text:p text:style-name="P13"><text:span text:style-name="T7">Touch the </text:span><text:span text:style-name="T3">Add</text:span><text:span text:style-name="T7"> button and enter the following macro cart code 'GO &lt;matrix&gt; &lt;line&gt; 1 0!' , where value of &lt;matrix&gt; is the matrix number of the GPIO driver (from step 4) 3 above). <text:s/>The value for &lt;line&gt; is calculated by taking the GPIO row number (from step 2) 3 or 3) 2 above), multiplying it by five and then adding two. <text:s/>Touch </text:span><text:span text:style-name="T3">OK</text:span><text:span text:style-name="T7"> and then </text:span><text:span text:style-name="T3">OK</text:span><text:span text:style-name="T7"> again.</text:span></text:p>
            </text:list-item>
            <text:list-item>
              <text:p text:style-name="P13"><text:span text:style-name="T7">Repeat step 2., this time titling the cart </text:span><text:span text:style-name="T6">Element Preview Off</text:span><text:span text:style-name="T7"> and using the code 'GO &lt;matrix&gt; &lt;line&gt; 0 0!'.</text:span></text:p>
            </text:list-item>
            <text:list-item>
              <text:p text:style-name="P13"><text:span text:style-name="T7">Close RDLibrary</text:span></text:p>
            </text:list-item>
          </text:list>
        </text:list-item>
        <text:list-item>
          <text:p text:style-name="P13"><text:span text:style-name="T7">Configure Cue Output in Rivendell.</text:span></text:p>
          <text:list>
            <text:list-item>
              <text:p text:style-name="P13"><text:span text:style-name="T7">Open RDAdmin-&gt;ManageHosts-&gt;[host-name].</text:span></text:p>
            </text:list-item>
            <text:list-item>
              <text:p text:style-name="P13"><text:span text:style-name="T7">In the </text:span><text:span text:style-name="T3">Cue Output</text:span><text:span text:style-name="T7"> section, enter the appropriate </text:span><text:span text:style-name="T3">Card</text:span><text:span text:style-name="T7"> and </text:span><text:span text:style-name="T3">Port</text:span><text:span text:style-name="T7"> values for the desired LiveWire output stream. <text:s/></text:span></text:p>
            </text:list-item>
            <text:list-item>
              <text:p text:style-name="P13"><text:span text:style-name="T7">In the </text:span><text:span text:style-name="T3">Start Cart</text:span><text:span text:style-name="T7"> field, enter the number of the </text:span><text:span text:style-name="T6">Element Preview On</text:span><text:span text:style-name="T7"> macro cart from step 5) 1 above. <text:s/>In the </text:span><text:span text:style-name="T3">Stop Cart</text:span><text:span text:style-name="T7"> field, enter the number of the </text:span><text:span text:style-name="T6">Element Preview Off</text:span><text:span text:style-name="T7"> macro cart from step 5) 3.</text:span></text:p>
            </text:list-item>
          </text:list>
        </text:list-item>
      </text:list>
      <text:p text:style-name="P16"><text:span text:style-name="T7"/></text:p>
      <text:p text:style-name="P16"><text:span text:style-name="T7">Rivendell's Cue Output should now be configured correctly.</text:span></text:p>
      <text:p text:style-name="P15"/>
      <text:p text:style-name="P6"/>
      <text:p text:style-name="P6">REVISION HISTORY</text:p>
      <text:p text:style-name="P7">Mon 17 Mar 2014 – Fred Gleason &lt;<text:a xlink:type="simple" xlink:href="mailto:fredg@salemradiolabs.com">fredg@paravelsystems.com</text:a>&gt;</text:p>
      <text:list xml:id="list7798630805841342403" text:style-name="L3">
        <text:list-item>
          <text:p text:style-name="P14">Initial document creation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Lucidasans1" svg:font-family="Lucidasans"/>
    <style:font-face style:name="Courier 10 Pitch" svg:font-family="'Courier 10 Pitch'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creation-date>2003-12-10T09:26:16</meta:creation-date>
    <dc:date>2014-03-16T22:40:12</dc:date>
    <meta:print-date>2003-12-11T13:51:50</meta:print-date>
    <dc:language>en-US</dc:language>
    <meta:editing-cycles>48</meta:editing-cycles>
    <meta:editing-duration>P1DT12H25M29S</meta:editing-duration>
    <dc:creator>Fred Gleason</dc:creator>
    <meta:document-statistic meta:table-count="0" meta:image-count="0" meta:object-count="0" meta:page-count="2" meta:paragraph-count="49" meta:word-count="671" meta:character-count="3880" meta:non-whitespace-character-count="3282"/>
    <meta:user-defined meta:name="Info 1"/>
    <meta:user-defined meta:name="Info 2"/>
    <meta:user-defined meta:name="Info 3"/>
    <meta:user-defined meta:name="Info 4"/>
  </office:meta>
</office:document-meta>
</file>